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_20_Con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1" style:font-name-asian="Albany AMT" style:font-name-complex="Albany AMT"/>
    </style:style>
    <number:number-style style:name="N0">
      <number:number number:min-integer-digits="1"/>
    </number:number-style>
  </office:automatic-styles>
  <office:body>
    <office:text>
      <office:forms form:automatic-focus="false" form:apply-design-mode="false"/>
      <text:tracked-changes>
        <text:changed-region text:id="ct1250273280">
          <text:deletion>
            <office:change-info>
              <dc:creator>Matthew Moodie</dc:creator>
              <dc:date>2006-07-31T17:12:00</dc:date>
            </office:change-info>
            <text:p text:style-name="Body_20_Text_20_First">between</text:p>
          </text:deletion>
        </text:changed-region>
        <text:changed-region text:id="ct1250272496">
          <text:insertion>
            <office:change-info>
              <dc:creator>Matthew Moodie</dc:creator>
              <dc:date>2006-07-31T17:12:00</dc:date>
            </office:change-info>
          </text:insertion>
        </text:changed-region>
        <text:changed-region text:id="ct1233130300">
          <text:deletion>
            <office:change-info>
              <dc:creator>Matthew Moodie</dc:creator>
              <dc:date>2006-07-31T17:12:00</dc:date>
            </office:change-info>
            <text:p text:style-name="Body_20_Text_20_First">and</text:p>
          </text:deletion>
        </text:changed-region>
        <text:changed-region text:id="ct1233132204">
          <text:insertion>
            <office:change-info>
              <dc:creator>Matthew Moodie</dc:creator>
              <dc:date>2006-07-31T17:12:00</dc:date>
            </office:change-info>
          </text:insertion>
        </text:changed-region>
        <text:changed-region text:id="ct1233133100">
          <text:deletion>
            <office:change-info>
              <dc:creator>Ray Lischner</dc:creator>
              <dc:date>2006-08-09T13:25:00</dc:date>
            </office:change-info>
            <text:p text:style-name="Body_20_Text_20_First">Listing 8-1.</text:p>
          </text:deletion>
        </text:changed-region>
        <text:changed-region text:id="ct1233133212">
          <text:insertion>
            <office:change-info>
              <dc:creator>Ray Lischner</dc:creator>
              <dc:date>2006-08-09T13:25:00</dc:date>
            </office:change-info>
          </text:insertion>
        </text:changed-region>
        <text:changed-region text:id="ct1233574788">
          <text:deletion>
            <office:change-info>
              <dc:creator>Ray Lischner</dc:creator>
              <dc:date>2006-08-09T13:25:00</dc:date>
            </office:change-info>
            <text:p text:style-name="Results_20_First"><text:hidden-text text:condition="ooow:" text:string-value=".txt" text:is-hidden="true"/>Listing 8-1. Expected output of the program</text:p>
          </text:deletion>
        </text:changed-region>
        <text:changed-region text:id="ct1250272944">
          <text:insertion>
            <office:change-info>
              <dc:creator>Matthew Moodie</dc:creator>
              <dc:date>2006-07-31T17:13:00</dc:date>
            </office:change-info>
          </text:insertion>
        </text:changed-region>
        <text:changed-region text:id="ct1233127096">
          <text:deletion>
            <office:change-info>
              <dc:creator>Ray Lischner</dc:creator>
              <dc:date>2006-08-09T13:26:00</dc:date>
            </office:change-info>
            <text:p text:style-name="Results_20_First"/>
            <text:p text:style-name="Results_20_First"/>
          </text:deletion>
        </text:changed-region>
        <text:changed-region text:id="ct1243699288">
          <text:deletion>
            <office:change-info>
              <dc:creator>Ray Lischner</dc:creator>
              <dc:date>2006-08-09T13:26:00</dc:date>
            </office:change-info>
            <text:p text:style-name="Results_20_Last">1</text:p>
          </text:deletion>
        </text:changed-region>
        <text:changed-region text:id="ct1250764244">
          <text:deletion>
            <office:change-info>
              <dc:creator>Ray Lischner</dc:creator>
              <dc:date>2006-08-09T13:27:00</dc:date>
            </office:change-info>
            <text:p text:style-name="Body_20_Text_20_Cont">2</text:p>
          </text:deletion>
        </text:changed-region>
        <text:changed-region text:id="ct1234345608">
          <text:insertion>
            <office:change-info>
              <dc:creator>Ray Lischner</dc:creator>
              <dc:date>2006-08-09T13:27:00</dc:date>
            </office:change-info>
          </text:insertion>
        </text:changed-region>
        <text:changed-region text:id="ct1250670924">
          <text:insertion>
            <office:change-info>
              <dc:creator>Ray Lischner</dc:creator>
              <dc:date>2006-08-09T13:29:00</dc:date>
            </office:change-info>
          </text:insertion>
        </text:changed-region>
        <text:changed-region text:id="ct1251110188">
          <text:deletion>
            <office:change-info>
              <dc:creator>Ray Lischner</dc:creator>
              <dc:date>2006-08-09T13:29:00</dc:date>
            </office:change-info>
            <text:p text:style-name="Code_20_Caption"><text:reference-mark-start text:name="table_squares_cubes_code"/>2<text:reference-mark-end text:name="table_squares_cubes_code"/></text:p>
          </text:deletion>
        </text:changed-region>
        <text:changed-region text:id="ct1251110300">
          <text:insertion>
            <office:change-info>
              <dc:creator>Ray Lischner</dc:creator>
              <dc:date>2006-08-09T13:29:00</dc:date>
            </office:change-info>
          </text:insertion>
        </text:changed-region>
        <text:changed-region text:id="ct1250948236">
          <text:insertion>
            <office:change-info>
              <dc:creator>Ray Lischner</dc:creator>
              <dc:date>2006-08-09T14:13:00</dc:date>
            </office:change-info>
          </text:insertion>
        </text:changed-region>
        <text:changed-region text:id="ct1233129516">
          <text:insertion>
            <office:change-info>
              <dc:creator>Ray Lischner</dc:creator>
              <dc:date>2006-08-09T14:14:00</dc:date>
            </office:change-info>
          </text:insertion>
        </text:changed-region>
        <text:changed-region text:id="ct1250732256">
          <text:insertion>
            <office:change-info>
              <dc:creator>Ray Lischner</dc:creator>
              <dc:date>2006-08-09T14:15:00</dc:date>
            </office:change-info>
          </text:insertion>
        </text:changed-region>
        <text:changed-region text:id="ct1251109404">
          <text:deletion>
            <office:change-info>
              <dc:creator>Ray Lischner</dc:creator>
              <dc:date>2006-08-09T14:13:00</dc:date>
            </office:change-info>
            <text:p text:style-name="Body_20_Text_20_Cont">If you have trouble, I give you permission to give up</text:p>
          </text:deletion>
        </text:changed-region>
        <text:changed-region text:id="ct1250670364">
          <text:deletion>
            <office:change-info>
              <dc:creator>Ray Lischner</dc:creator>
              <dc:date>2006-08-09T14:02:00</dc:date>
            </office:change-info>
            <text:p text:style-name="Body_20_Text_20_Cont"><text:s/>(but don’t expect such leniency for other explorations)</text:p>
          </text:deletion>
        </text:changed-region>
        <text:changed-region text:id="ct1251109068">
          <text:insertion>
            <office:change-info>
              <dc:creator>Matthew Moodie</dc:creator>
              <dc:date>2006-07-31T18:14:00</dc:date>
            </office:change-info>
          </text:insertion>
        </text:changed-region>
        <text:changed-region text:id="ct1251108956">
          <text:insertion>
            <office:change-info>
              <dc:creator>Ray Lischner</dc:creator>
              <dc:date>2006-08-09T13:28:00</dc:date>
            </office:change-info>
          </text:insertion>
        </text:changed-region>
        <text:changed-region text:id="ct1250366356">
          <text:deletion>
            <office:change-info>
              <dc:creator>Ray Lischner</dc:creator>
              <dc:date>2006-08-09T13:28:00</dc:date>
            </office:change-info>
            <text:p text:style-name="Body_20_Text_20_Cont">, as shown in Listing 8-3.</text:p>
          </text:deletion>
        </text:changed-region>
        <text:changed-region text:id="ct1250367924">
          <text:deletion>
            <office:change-info>
              <dc:creator>Ray Lischner</dc:creator>
              <dc:date>2006-08-09T13:28:00</dc:date>
            </office:change-info>
            <text:p text:style-name="Results_20_First"><text:hidden-text text:condition="ooow:" text:string-value=".txt" text:is-hidden="true"/>Listing 8-3. Except of a table of powers that aligns fields with tab characters</text:p>
            <text:p text:style-name="Results_20_First"/>
          </text:deletion>
        </text:changed-region>
        <text:changed-region text:id="ct1250367588">
          <text:insertion>
            <office:change-info>
              <dc:creator>Ray Lischner</dc:creator>
              <dc:date>2006-08-09T14:17:00</dc:date>
            </office:change-info>
          </text:insertion>
        </text:changed-region>
        <text:changed-region text:id="ct1250368260">
          <text:insertion>
            <office:change-info>
              <dc:creator>Ray Lischner</dc:creator>
              <dc:date>2006-08-09T14:16:00</dc:date>
            </office:change-info>
          </text:insertion>
        </text:changed-region>
        <text:changed-region text:id="ct1250367812">
          <text:deletion>
            <office:change-info>
              <dc:creator>Ray Lischner</dc:creator>
              <dc:date>2006-08-09T14:16:00</dc:date>
            </office:change-info>
            <text:p text:style-name="Body_20_Text">takes up</text:p>
          </text:deletion>
        </text:changed-region>
        <text:changed-region text:id="ct1250369156">
          <text:deletion>
            <office:change-info>
              <dc:creator>Ray Lischner</dc:creator>
              <dc:date>2006-08-09T13:30:00</dc:date>
            </office:change-info>
            <text:p text:style-name="Body_20_Text">4</text:p>
          </text:deletion>
        </text:changed-region>
        <text:changed-region text:id="ct1250367028">
          <text:insertion>
            <office:change-info>
              <dc:creator>Ray Lischner</dc:creator>
              <dc:date>2006-08-09T13:31:00</dc:date>
            </office:change-info>
          </text:insertion>
        </text:changed-region>
        <text:changed-region text:id="ct1251091896">
          <text:insertion>
            <office:change-info>
              <dc:creator>Ray Lischner</dc:creator>
              <dc:date>2006-08-09T13:30:00</dc:date>
            </office:change-info>
          </text:insertion>
        </text:changed-region>
        <text:changed-region text:id="ct1251091672">
          <text:deletion>
            <office:change-info>
              <dc:creator>Ray Lischner</dc:creator>
              <dc:date>2006-08-09T13:30:00</dc:date>
            </office:change-info>
            <text:p text:style-name="Code_20_Caption"><text:reference-mark-start text:name="table_powers_code"/>4<text:reference-mark-end text:name="table_powers_code"/></text:p>
          </text:deletion>
        </text:changed-region>
        <text:changed-region text:id="ct1251091448">
          <text:insertion>
            <office:change-info>
              <dc:creator>Ray Lischner</dc:creator>
              <dc:date>2006-08-09T13:30:00</dc:date>
            </office:change-info>
          </text:insertion>
        </text:changed-region>
        <text:changed-region text:id="ct1250976912">
          <text:insertion>
            <office:change-info>
              <dc:creator>Ray Lischner</dc:creator>
              <dc:date>2006-08-09T14:17:00</dc:date>
            </office:change-info>
          </text:insertion>
        </text:changed-region>
        <text:changed-region text:id="ct1250978592">
          <text:insertion>
            <office:change-info>
              <dc:creator>Ray Lischner</dc:creator>
              <dc:date>2006-08-09T14:18:00</dc:date>
            </office:change-info>
          </text:insertion>
        </text:changed-region>
        <text:changed-region text:id="ct1250976240">
          <text:deletion>
            <office:change-info>
              <dc:creator>Ray Lischner</dc:creator>
              <dc:date>2006-08-09T13:31:00</dc:date>
            </office:change-info>
            <text:p text:style-name="Body_20_Text_20_First">5</text:p>
          </text:deletion>
        </text:changed-region>
        <text:changed-region text:id="ct1250670588">
          <text:insertion>
            <office:change-info>
              <dc:creator>Ray Lischner</dc:creator>
              <dc:date>2006-08-09T13:31:00</dc:date>
            </office:change-info>
          </text:insertion>
        </text:changed-region>
        <text:changed-region text:id="ct1250670028">
          <text:insertion>
            <office:change-info>
              <dc:creator>Ray Lischner</dc:creator>
              <dc:date>2006-08-09T13:31:00</dc:date>
            </office:change-info>
          </text:insertion>
        </text:changed-region>
        <text:changed-region text:id="ct1250670476">
          <text:deletion>
            <office:change-info>
              <dc:creator>Ray Lischner</dc:creator>
              <dc:date>2006-08-09T13:31:00</dc:date>
            </office:change-info>
            <text:p text:style-name="Code_20_Caption"><text:reference-mark-start text:name="fill_chars_code"/>5<text:reference-mark-end text:name="fill_chars_code"/></text:p>
          </text:deletion>
        </text:changed-region>
        <text:changed-region text:id="ct1250672044">
          <text:insertion>
            <office:change-info>
              <dc:creator>Ray Lischner</dc:creator>
              <dc:date>2006-08-09T13:31:00</dc:date>
            </office:change-info>
          </text:insertion>
        </text:changed-region>
        <text:changed-region text:id="ct1250672268">
          <text:deletion>
            <office:change-info>
              <dc:creator>Ray Lischner</dc:creator>
              <dc:date>2006-08-09T14:24:00</dc:date>
            </office:change-info>
            <text:p text:style-name="Body_20_Text_20_First"><text:s/>You’ll see this declaration more and more as programs become more complicated.</text:p>
          </text:deletion>
        </text:changed-region>
        <text:changed-region text:id="ct1250976016">
          <text:format-change>
            <office:change-info>
              <dc:creator>Ray Lischner</dc:creator>
              <dc:date>2006-08-09T14:19:00</dc:date>
            </office:change-info>
          </text:format-change>
        </text:changed-region>
        <text:changed-region text:id="ct1250978928">
          <text:insertion>
            <office:change-info>
              <dc:creator>Ray Lischner</dc:creator>
              <dc:date>2006-08-09T14:20:00</dc:date>
            </office:change-info>
          </text:insertion>
        </text:changed-region>
        <text:changed-region text:id="ct1250365572">
          <text:deletion>
            <office:change-info>
              <dc:creator>Ray Lischner</dc:creator>
              <dc:date>2006-08-09T14:21:00</dc:date>
            </office:change-info>
            <text:p text:style-name="Body_20_Text">any </text:p>
          </text:deletion>
        </text:changed-region>
        <text:changed-region text:id="ct1243969848">
          <text:insertion>
            <office:change-info>
              <dc:creator>Ray Lischner</dc:creator>
              <dc:date>2006-08-09T14:21:00</dc:date>
            </office:change-info>
          </text:insertion>
        </text:changed-region>
        <text:changed-region text:id="ct1243968728">
          <text:insertion>
            <office:change-info>
              <dc:creator>Ray Lischner</dc:creator>
              <dc:date>2006-08-09T14:21:00</dc:date>
            </office:change-info>
          </text:insertion>
        </text:changed-region>
        <text:changed-region text:id="ct1250439016">
          <text:insertion>
            <office:change-info>
              <dc:creator>Ray Lischner</dc:creator>
              <dc:date>2006-08-09T14:21:00</dc:date>
            </office:change-info>
          </text:insertion>
        </text:changed-region>
        <text:changed-region text:id="ct1233394448">
          <text:deletion>
            <office:change-info>
              <dc:creator>Ray Lischner</dc:creator>
              <dc:date>2006-08-09T14:21:00</dc:date>
            </office:change-info>
            <text:p text:style-name="Body_20_Text">ever</text:p>
          </text:deletion>
        </text:changed-region>
        <text:changed-region text:id="ct1249317000">
          <text:insertion>
            <office:change-info>
              <dc:creator>Ray Lischner</dc:creator>
              <dc:date>2006-08-09T14:21:00</dc:date>
            </office:change-info>
          </text:insertion>
        </text:changed-region>
        <text:changed-region text:id="ct1250979152">
          <text:insertion>
            <office:change-info>
              <dc:creator>Ray Lischner</dc:creator>
              <dc:date>2006-08-09T14:22:00</dc:date>
            </office:change-info>
          </text:insertion>
        </text:changed-region>
        <text:changed-region text:id="ct1250766372">
          <text:insertion>
            <office:change-info>
              <dc:creator>Ray Lischner</dc:creator>
              <dc:date>2006-08-09T14:23:00</dc:date>
            </office:change-info>
          </text:insertion>
        </text:changed-region>
        <text:changed-region text:id="ct1250668908">
          <text:insertion>
            <office:change-info>
              <dc:creator>Ray Lischner</dc:creator>
              <dc:date>2006-08-09T14:24:00</dc:date>
            </office:change-info>
          </text:insertion>
        </text:changed-region>
        <text:changed-region text:id="ct1251130448">
          <text:insertion>
            <office:change-info>
              <dc:creator>Ray Lischner</dc:creator>
              <dc:date>2006-08-09T14:25:00</dc:date>
            </office:change-info>
          </text:insertion>
        </text:changed-region>
        <text:changed-region text:id="ct1251130560">
          <text:insertion>
            <office:change-info>
              <dc:creator>Ray Lischner</dc:creator>
              <dc:date>2006-08-09T14:26:00</dc:date>
            </office:change-info>
          </text:insertion>
        </text:changed-region>
        <text:changed-region text:id="ct1251640664">
          <text:insertion>
            <office:change-info>
              <dc:creator>Ray Lischner</dc:creator>
              <dc:date>2006-09-20T14:50:00</dc:date>
            </office:change-info>
          </text:insertion>
        </text:changed-region>
        <text:changed-region text:id="ct1249422968">
          <text:deletion>
            <office:change-info>
              <dc:creator>Ray Lischner</dc:creator>
              <dc:date>2006-08-09T13:31:00</dc:date>
            </office:change-info>
            <text:p text:style-name="Body_20_Text_20_First"><text:span text:style-name="T1">6</text:span></text:p>
          </text:deletion>
        </text:changed-region>
        <text:changed-region text:id="ct1251128768">
          <text:insertion>
            <office:change-info>
              <dc:creator>Ray Lischner</dc:creator>
              <dc:date>2006-08-09T13:32:00</dc:date>
            </office:change-info>
          </text:insertion>
        </text:changed-region>
        <text:changed-region text:id="ct1251129664">
          <text:insertion>
            <office:change-info>
              <dc:creator>Ray Lischner</dc:creator>
              <dc:date>2006-08-09T13:31:00</dc:date>
            </office:change-info>
          </text:insertion>
        </text:changed-region>
        <text:changed-region text:id="ct1251127872">
          <text:deletion>
            <office:change-info>
              <dc:creator>Ray Lischner</dc:creator>
              <dc:date>2006-08-09T13:31:00</dc:date>
            </office:change-info>
            <text:p text:style-name="Code_20_Caption"><text:reference-mark-start text:name="padding_code"/>6<text:reference-mark-end text:name="padding_code"/></text:p>
          </text:deletion>
        </text:changed-region>
        <text:changed-region text:id="ct1251129776">
          <text:insertion>
            <office:change-info>
              <dc:creator>Ray Lischner</dc:creator>
              <dc:date>2006-08-09T13:31:00</dc:date>
            </office:change-info>
          </text:insertion>
        </text:changed-region>
        <text:changed-region text:id="ct1251640888">
          <text:insertion>
            <office:change-info>
              <dc:creator>Ray Lischner</dc:creator>
              <dc:date>2006-09-20T14:49:00</dc:date>
            </office:change-info>
          </text:insertion>
        </text:changed-region>
        <text:changed-region text:id="ct1251128432">
          <text:deletion>
            <office:change-info>
              <dc:creator>Ray Lischner</dc:creator>
              <dc:date>2006-08-09T13:32:00</dc:date>
            </office:change-info>
            <text:p text:style-name="Body_20_Text"><text:span text:style-name="T1">in Listing 8-7</text:span></text:p>
          </text:deletion>
        </text:changed-region>
        <text:changed-region text:id="ct1251127984">
          <text:insertion>
            <office:change-info>
              <dc:creator>Ray Lischner</dc:creator>
              <dc:date>2006-08-09T13:32:00</dc:date>
            </office:change-info>
          </text:insertion>
        </text:changed-region>
        <text:changed-region text:id="ct1251129888">
          <text:insertion>
            <office:change-info>
              <dc:creator>Ray Lischner</dc:creator>
              <dc:date>2006-08-09T14:27:00</dc:date>
            </office:change-info>
          </text:insertion>
        </text:changed-region>
        <text:changed-region text:id="ct1249531360">
          <text:insertion>
            <office:change-info>
              <dc:creator>Ray Lischner</dc:creator>
              <dc:date>2006-08-09T14:28:00</dc:date>
            </office:change-info>
          </text:insertion>
        </text:changed-region>
        <text:changed-region text:id="ct1249533488">
          <text:deletion>
            <office:change-info>
              <dc:creator>Ray Lischner</dc:creator>
              <dc:date>2006-08-09T14:27:00</dc:date>
            </office:change-info>
            <text:p text:style-name="Body_20_Text">, </text:p>
          </text:deletion>
        </text:changed-region>
        <text:changed-region text:id="ct1249532928">
          <text:deletion>
            <office:change-info>
              <dc:creator>Ray Lischner</dc:creator>
              <dc:date>2006-08-09T14:28:00</dc:date>
            </office:change-info>
            <text:p text:style-name="Body_20_Text">subject </text:p>
          </text:deletion>
        </text:changed-region>
        <text:changed-region text:id="ct1249531696">
          <text:deletion>
            <office:change-info>
              <dc:creator>Ray Lischner</dc:creator>
              <dc:date>2006-08-09T14:29:00</dc:date>
            </office:change-info>
            <text:p text:style-name="Body_20_Text">to </text:p>
          </text:deletion>
        </text:changed-region>
        <text:changed-region text:id="ct1249532144">
          <text:deletion>
            <office:change-info>
              <dc:creator>Ray Lischner</dc:creator>
              <dc:date>2006-08-09T14:28:00</dc:date>
            </office:change-info>
            <text:p text:style-name="Body_20_Text">various</text:p>
          </text:deletion>
        </text:changed-region>
        <text:changed-region text:id="ct1249532368">
          <text:deletion>
            <office:change-info>
              <dc:creator>Ray Lischner</dc:creator>
              <dc:date>2006-08-09T14:29:00</dc:date>
            </office:change-info>
            <text:p text:style-name="Body_20_Text"><text:s/>field width, padding, and alignment settings</text:p>
          </text:deletion>
        </text:changed-region>
        <text:changed-region text:id="ct1249530352">
          <text:deletion>
            <office:change-info>
              <dc:creator>Ray Lischner</dc:creator>
              <dc:date>2006-08-09T13:32:00</dc:date>
            </office:change-info>
            <text:p text:style-name="Results_20_First"><text:hidden-text text:condition="ooow:" text:string-value=".txt" text:is-hidden="true"/>Listing 8-7. Formatted output</text:p>
            <text:p text:style-name="Results_20_First"/>
          </text:deletion>
        </text:changed-region>
        <text:changed-region text:id="ct1249533712">
          <text:insertion>
            <office:change-info>
              <dc:creator>Ray Lischner</dc:creator>
              <dc:date>2006-08-09T14:29:00</dc:date>
            </office:change-info>
          </text:insertion>
        </text:changed-region>
        <text:changed-region text:id="ct1249531136">
          <text:deletion>
            <office:change-info>
              <dc:creator>Ray Lischner</dc:creator>
              <dc:date>2006-08-09T14:29:00</dc:date>
            </office:change-info>
            <text:p text:style-name="Body_20_Text_20_Cont">Compare your program with that</text:p>
          </text:deletion>
        </text:changed-region>
        <text:changed-region text:id="ct1250671820">
          <text:deletion>
            <office:change-info>
              <dc:creator>Ray Lischner</dc:creator>
              <dc:date>2006-08-09T13:33:00</dc:date>
            </office:change-info>
            <text:p text:style-name="Body_20_Text_20_Cont">8</text:p>
          </text:deletion>
        </text:changed-region>
        <text:changed-region text:id="ct1250671932">
          <text:insertion>
            <office:change-info>
              <dc:creator>Ray Lischner</dc:creator>
              <dc:date>2006-08-09T13:33:00</dc:date>
            </office:change-info>
          </text:insertion>
        </text:changed-region>
        <text:changed-region text:id="ct1250671484">
          <text:insertion>
            <office:change-info>
              <dc:creator>Ray Lischner</dc:creator>
              <dc:date>2006-08-09T14:29:00</dc:date>
            </office:change-info>
          </text:insertion>
        </text:changed-region>
        <text:changed-region text:id="ct1250669580">
          <text:insertion>
            <office:change-info>
              <dc:creator>Ray Lischner</dc:creator>
              <dc:date>2006-08-09T14:30:00</dc:date>
            </office:change-info>
          </text:insertion>
        </text:changed-region>
        <text:changed-region text:id="ct1250668572">
          <text:insertion>
            <office:change-info>
              <dc:creator>Ray Lischner</dc:creator>
              <dc:date>2006-08-09T13:33:00</dc:date>
            </office:change-info>
          </text:insertion>
        </text:changed-region>
        <text:changed-region text:id="ct1249139908">
          <text:deletion>
            <office:change-info>
              <dc:creator>Ray Lischner</dc:creator>
              <dc:date>2006-08-09T13:33:00</dc:date>
            </office:change-info>
            <text:p text:style-name="Code_20_Caption"><text:reference-mark-start text:name="formatted_output_code"/>8<text:reference-mark-end text:name="formatted_output_code"/></text:p>
          </text:deletion>
        </text:changed-region>
        <text:changed-region text:id="ct1250976688">
          <text:deletion>
            <office:change-info>
              <dc:creator>Ray Lischner</dc:creator>
              <dc:date>2006-08-09T13:33:00</dc:date>
            </office:change-info>
            <text:p text:style-name="Code_20_Caption">Listing 8-7 as</text:p>
          </text:deletion>
        </text:changed-region>
        <text:changed-region text:id="ct1250976464">
          <text:insertion>
            <office:change-info>
              <dc:creator>Ray Lischner</dc:creator>
              <dc:date>2006-08-09T13:33:00</dc:date>
            </office:change-info>
          </text:insertion>
        </text:changed-region>
        <text:changed-region text:id="ct1250976352">
          <text:insertion>
            <office:change-info>
              <dc:creator>Ray Lischner</dc:creator>
              <dc:date>2006-08-09T13:33:00</dc:date>
            </office:change-info>
          </text:insertion>
        </text:changed-region>
        <text:changed-region text:id="ct1251639432">
          <text:insertion>
            <office:change-info>
              <dc:creator>Ray Lischner</dc:creator>
              <dc:date>2006-09-20T14:50:00</dc:date>
            </office:change-info>
          </text:insertion>
        </text:changed-region>
        <text:changed-region text:id="ct1251641336">
          <text:insertion>
            <office:change-info>
              <dc:creator>Ray Lischner</dc:creator>
              <dc:date>2006-09-20T14:50:00</dc:date>
            </office:change-info>
          </text:insertion>
        </text:changed-region>
        <text:changed-region text:id="ct1251639992">
          <text:insertion>
            <office:change-info>
              <dc:creator>Ray Lischner</dc:creator>
              <dc:date>2006-09-20T14:51:00</dc:date>
            </office:change-info>
          </text:insertion>
        </text:changed-region>
        <text:changed-region text:id="ct1251642792">
          <text:insertion>
            <office:change-info>
              <dc:creator>Ray Lischner</dc:creator>
              <dc:date>2006-09-20T14:52:00</dc:date>
            </office:change-info>
          </text:insertion>
        </text:changed-region>
        <text:changed-region text:id="ct1250977024">
          <text:insertion>
            <office:change-info>
              <dc:creator>Ray Lischner</dc:creator>
              <dc:date>2006-08-09T14:30:00</dc:date>
            </office:change-info>
          </text:insertion>
        </text:changed-region>
        <text:changed-region text:id="ct1250977360">
          <text:insertion>
            <office:change-info>
              <dc:creator>Ray Lischner</dc:creator>
              <dc:date>2006-08-09T14:31:00</dc:date>
            </office:change-info>
          </text:insertion>
        </text:changed-region>
        <text:changed-region text:id="ct1251092232">
          <text:insertion>
            <office:change-info>
              <dc:creator>Ray Lischner</dc:creator>
              <dc:date>2006-08-09T14:32:00</dc:date>
            </office:change-info>
          </text:insertion>
        </text:changed-region>
        <text:changed-region text:id="ct1251092344">
          <text:insertion>
            <office:change-info>
              <dc:creator>Ray Lischner</dc:creator>
              <dc:date>2006-08-09T14:33:00</dc:date>
            </office:change-info>
          </text:insertion>
        </text:changed-region>
        <text:changed-region text:id="ct1251092456">
          <text:deletion>
            <office:change-info>
              <dc:creator>Ray Lischner</dc:creator>
              <dc:date>2006-08-09T14:33:00</dc:date>
            </office:change-info>
            <text:p text:style-name="Body_20_Text">call member functions of the output stream object. </text:p>
          </text:deletion>
        </text:changed-region>
        <text:changed-region text:id="ct1251092568">
          <text:deletion>
            <office:change-info>
              <dc:creator>Ray Lischner</dc:creator>
              <dc:date>2006-08-09T14:33:00</dc:date>
            </office:change-info>
            <text:p text:style-name="Body_20_Text">this syntax</text:p>
          </text:deletion>
        </text:changed-region>
        <text:changed-region text:id="ct1251091560">
          <text:insertion>
            <office:change-info>
              <dc:creator>Ray Lischner</dc:creator>
              <dc:date>2006-08-09T14:33:00</dc:date>
            </office:change-info>
          </text:insertion>
        </text:changed-region>
        <text:changed-region text:id="ct1251091112">
          <text:insertion>
            <office:change-info>
              <dc:creator>Ray Lischner</dc:creator>
              <dc:date>2006-08-09T14:34:00</dc:date>
            </office:change-info>
          </text:insertion>
        </text:changed-region>
        <text:changed-region text:id="ct1251094024">
          <text:deletion>
            <office:change-info>
              <dc:creator>Ray Lischner</dc:creator>
              <dc:date>2006-08-09T14:34:00</dc:date>
            </office:change-info>
            <text:p text:style-name="Body_20_Text">name</text:p>
          </text:deletion>
        </text:changed-region>
        <text:changed-region text:id="ct1251094248">
          <text:deletion>
            <office:change-info>
              <dc:creator>Ray Lischner</dc:creator>
              <dc:date>2006-08-09T13:34:00</dc:date>
            </office:change-info>
            <text:p text:style-name="Body_20_Text">9</text:p>
          </text:deletion>
        </text:changed-region>
        <text:changed-region text:id="ct1250366132">
          <text:insertion>
            <office:change-info>
              <dc:creator>Ray Lischner</dc:creator>
              <dc:date>2006-08-09T13:34:00</dc:date>
            </office:change-info>
          </text:insertion>
        </text:changed-region>
        <text:changed-region text:id="ct1250368932">
          <text:deletion>
            <office:change-info>
              <dc:creator>Ray Lischner</dc:creator>
              <dc:date>2006-08-09T13:33:00</dc:date>
            </office:change-info>
            <text:p text:style-name="Body_20_Text">8</text:p>
          </text:deletion>
        </text:changed-region>
        <text:changed-region text:id="ct1250368708">
          <text:insertion>
            <office:change-info>
              <dc:creator>Ray Lischner</dc:creator>
              <dc:date>2006-08-09T13:33:00</dc:date>
            </office:change-info>
          </text:insertion>
        </text:changed-region>
        <text:changed-region text:id="ct1250368148">
          <text:insertion>
            <office:change-info>
              <dc:creator>Ray Lischner</dc:creator>
              <dc:date>2006-08-09T13:33:00</dc:date>
            </office:change-info>
          </text:insertion>
        </text:changed-region>
        <text:changed-region text:id="ct1250368596">
          <text:deletion>
            <office:change-info>
              <dc:creator>Ray Lischner</dc:creator>
              <dc:date>2006-08-09T13:34:00</dc:date>
            </office:change-info>
            <text:p text:style-name="Code_20_Caption"><text:reference-mark-start text:name="member_functions_code"/>9<text:reference-mark-end text:name="member_functions_code"/></text:p>
          </text:deletion>
        </text:changed-region>
        <text:changed-region text:id="ct1250367700">
          <text:deletion>
            <office:change-info>
              <dc:creator>Ray Lischner</dc:creator>
              <dc:date>2006-08-09T13:33:00</dc:date>
            </office:change-info>
            <text:p text:style-name="Code_20_Caption">8</text:p>
          </text:deletion>
        </text:changed-region>
        <text:changed-region text:id="ct1250369268">
          <text:insertion>
            <office:change-info>
              <dc:creator>Ray Lischner</dc:creator>
              <dc:date>2006-08-09T13:33:00</dc:date>
            </office:change-info>
          </text:insertion>
        </text:changed-region>
        <text:changed-region text:id="ct1250366916">
          <text:insertion>
            <office:change-info>
              <dc:creator>Ray Lischner</dc:creator>
              <dc:date>2006-08-09T13:34:00</dc:date>
            </office:change-info>
          </text:insertion>
        </text:changed-region>
        <text:changed-region text:id="ct1250367140">
          <text:insertion>
            <office:change-info>
              <dc:creator>Ray Lischner</dc:creator>
              <dc:date>2006-08-09T14:35:00</dc:date>
            </office:change-info>
          </text:insertion>
        </text:changed-region>
        <text:changed-region text:id="ct1250366692">
          <text:insertion>
            <office:change-info>
              <dc:creator>Ray Lischner</dc:creator>
              <dc:date>2006-08-09T14:35:00</dc:date>
            </office:change-info>
          </text:insertion>
        </text:changed-region>
        <text:changed-region text:id="ct1250366580">
          <text:insertion>
            <office:change-info>
              <dc:creator>Ray Lischner</dc:creator>
              <dc:date>2006-08-09T14:37:00</dc:date>
            </office:change-info>
          </text:insertion>
        </text:changed-region>
        <text:changed-region text:id="ct1251107164">
          <text:deletion>
            <office:change-info>
              <dc:creator>Ray Lischner</dc:creator>
              <dc:date>2006-08-09T14:37:00</dc:date>
            </office:change-info>
            <text:p text:style-name="Body_20_Text_20_Cont">The</text:p>
          </text:deletion>
        </text:changed-region>
        <text:changed-region text:id="ct1251108508">
          <text:deletion>
            <office:change-info>
              <dc:creator>Ray Lischner</dc:creator>
              <dc:date>2006-08-09T14:37:00</dc:date>
            </office:change-info>
            <text:p text:style-name="Body_20_Text_20_Cont">function </text:p>
          </text:deletion>
        </text:changed-region>
        <text:changed-region text:id="ct1251108172">
          <text:insertion>
            <office:change-info>
              <dc:creator>Ray Lischner</dc:creator>
              <dc:date>2006-08-09T14:37:00</dc:date>
            </office:change-info>
          </text:insertion>
        </text:changed-region>
        <text:changed-region text:id="ct1251109740">
          <text:deletion>
            <office:change-info>
              <dc:creator>Ray Lischner</dc:creator>
              <dc:date>2006-08-09T14:37:00</dc:date>
            </office:change-info>
            <text:p text:style-name="Body_20_Text_20_Cont">s</text:p>
          </text:deletion>
        </text:changed-region>
        <text:changed-region text:id="ct1251109628">
          <text:deletion>
            <office:change-info>
              <dc:creator>Ray Lischner</dc:creator>
              <dc:date>2006-08-09T14:37:00</dc:date>
            </office:change-info>
            <text:p text:style-name="Body_20_Text_20_Cont">, which include the alignment and other bits and bobs that control the output stream</text:p>
          </text:deletion>
        </text:changed-region>
        <text:changed-region text:id="ct1251109292">
          <text:deletion>
            <office:change-info>
              <dc:creator>Matthew Moodie</dc:creator>
              <dc:date>2006-07-31T17:51:00</dc:date>
            </office:change-info>
            <text:p text:style-name="Body_20_Text_20_First">r</text:p>
          </text:deletion>
        </text:changed-region>
        <text:changed-region text:id="ct1251110412">
          <text:insertion>
            <office:change-info>
              <dc:creator>Ray Lischner</dc:creator>
              <dc:date>2006-08-09T13:34:00</dc:date>
            </office:change-info>
          </text:insertion>
        </text:changed-region>
        <text:changed-region text:id="ct1251108844">
          <text:deletion>
            <office:change-info>
              <dc:creator>Ray Lischner</dc:creator>
              <dc:date>2006-08-09T13:34:00</dc:date>
            </office:change-info>
            <text:p text:style-name="Body_20_Text_20_First">, such as that shown in Listing 8-10.</text:p>
          </text:deletion>
        </text:changed-region>
        <text:changed-region text:id="ct1251110076">
          <text:deletion>
            <office:change-info>
              <dc:creator>Ray Lischner</dc:creator>
              <dc:date>2006-08-09T13:34:00</dc:date>
            </office:change-info>
            <text:p text:style-name="Results_20_First"><text:hidden-text text:condition="ooow:" text:string-value=".txt" text:is-hidden="true"/>Listing 8-10. Multiplication table for numbers between 1 and 10</text:p>
            <text:p text:style-name="Results_20_First"/>
          </text:deletion>
        </text:changed-region>
        <text:changed-region text:id="ct1251109964">
          <text:deletion>
            <office:change-info>
              <dc:creator>Ray Lischner</dc:creator>
              <dc:date>2006-08-09T13:35:00</dc:date>
            </office:change-info>
            <text:p text:style-name="Body_20_Text_20_Cont">11</text:p>
          </text:deletion>
        </text:changed-region>
        <text:changed-region text:id="ct1233132316">
          <text:insertion>
            <office:change-info>
              <dc:creator>Ray Lischner</dc:creator>
              <dc:date>2006-08-09T13:35:00</dc:date>
            </office:change-info>
          </text:insertion>
        </text:changed-region>
        <text:changed-region text:id="ct1250670252">
          <text:insertion>
            <office:change-info>
              <dc:creator>Ray Lischner</dc:creator>
              <dc:date>2006-08-09T13:35:00</dc:date>
            </office:change-info>
          </text:insertion>
        </text:changed-region>
        <text:changed-region text:id="ct1250669916">
          <text:deletion>
            <office:change-info>
              <dc:creator>Ray Lischner</dc:creator>
              <dc:date>2006-08-09T13:34:00</dc:date>
            </office:change-info>
            <text:p text:style-name="Code_20_Caption"><text:reference-mark-start text:name="mult_table_code"/>11<text:reference-mark-end text:name="mult_table_code"/></text:p>
          </text:deletion>
        </text:changed-region>
        <text:changed-region text:id="ct1251108396">
          <text:insertion>
            <office:change-info>
              <dc:creator>Ray Lischner</dc:creator>
              <dc:date>2006-08-09T13:35:00</dc:date>
            </office:change-info>
          </text:insertion>
        </text:changed-region>
        <text:changed-region text:id="ct1250949916">
          <text:insertion>
            <office:change-info>
              <dc:creator>Ray Lischner</dc:creator>
              <dc:date>2006-08-09T14:38:00</dc:date>
            </office:change-info>
          </text:insertion>
        </text:changed-region>
        <text:changed-region text:id="ct1233324796">
          <text:insertion>
            <office:change-info>
              <dc:creator>Ray Lischner</dc:creator>
              <dc:date>2006-09-20T13:56:00</dc:date>
            </office:change-info>
          </text:insertion>
        </text:changed-region>
        <text:changed-region text:id="ct1251213564">
          <text:deletion>
            <office:change-info>
              <dc:creator>Ray Lischner</dc:creator>
              <dc:date>2006-09-20T13:56:00</dc:date>
            </office:change-info>
            <text:p text:style-name="Body_20_Text">clara</text:p>
          </text:deletion>
        </text:changed-region>
        <text:changed-region text:id="ct1250976800">
          <text:deletion>
            <office:change-info>
              <dc:creator>Ray Lischner</dc:creator>
              <dc:date>2006-09-20T13:56:00</dc:date>
            </office:change-info>
            <text:p text:style-name="Body_20_Text">clar</text:p>
          </text:deletion>
        </text:changed-region>
        <text:changed-region text:id="ct1251092680">
          <text:insertion>
            <office:change-info>
              <dc:creator>Ray Lischner</dc:creator>
              <dc:date>2006-09-20T13:56:00</dc:date>
            </office:change-info>
          </text:insertion>
        </text:changed-region>
        <text:changed-region text:id="ct1249316888">
          <text:insertion>
            <office:change-info>
              <dc:creator>Ray Lischner</dc:creator>
              <dc:date>2006-08-09T14:39:00</dc:date>
            </office:change-info>
          </text:insertion>
        </text:changed-region>
        <text:changed-region text:id="ct1233324124">
          <text:deletion>
            <office:change-info>
              <dc:creator>Ray Lischner</dc:creator>
              <dc:date>2006-08-09T14:39:00</dc:date>
            </office:change-info>
            <text:p text:style-name="Body_20_Text">t</text:p>
          </text:dele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1" office:value-type="float" office:value="1" style:data-style-name="N0"/>Exploration 8</text:p>
      <text:p text:style-name="Chapter_20_Title">Formatted Output</text:p>
      <text:p text:style-name="Body_20_Text_20_First">In Exploration 4, you used tab characters to line up output neatly. Tabs are useful, but crude. This exploration introduces some of the features that C++ offers to format output nicely, setting the alignment, padding, and width of output fields.</text:p>
      <text:p text:style-name="Heading_20_1">The Problem</text:p>
      <text:p text:style-name="Body_20_Text_20_First">This exploration begins a little differently. Instead of reading a program and answering questions about it, you must write your own program to solve a problem. The problem is to print a table of squares and cubes, for integers <text:change text:change-id="ct1250273280"/><text:change-start text:change-id="ct1250272496"/>from<text:change-end text:change-id="ct1250272496"/> 1 <text:change text:change-id="ct1233130300"/><text:change-start text:change-id="ct1233132204"/>to<text:change-end text:change-id="ct1233132204"/> 20. That is, the output of the program should look something like <text:change text:change-id="ct1233133100"/><text:change-start text:change-id="ct1233133212"/>the following:<text:change-end text:change-id="ct1233133212"/></text:p>
      <text:p text:style-name="Results_20_First"><text:change text:change-id="ct1233574788"/><text:change-start text:change-id="ct1250272944"/><text:hidden-text text:condition="ooow:" text:string-value="[MM] Again, you can use the Results style. Alternatively, I'd suggest you not place this as a listing. The same goes for the other output sections in this chapter." text:is-hidden="true"/><text:change-end text:change-id="ct1250272944"/><text:change text:change-id="ct1233127096"/> N <text:s text:c="2"/>N^2 <text:s text:c="3"/>N^3</text:p>
      <text:p text:style-name="Results"><text:s/>1 <text:s text:c="4"/>1 <text:s text:c="5"/>1</text:p>
      <text:p text:style-name="Results"><text:s/>2 <text:s text:c="4"/>4 <text:s text:c="5"/>8</text:p>
      <text:p text:style-name="Results"><text:s/>3 <text:s text:c="4"/>9 <text:s text:c="4"/>27</text:p>
      <text:p text:style-name="Results"><text:s/>4 <text:s text:c="3"/>16 <text:s text:c="4"/>64</text:p>
      <text:p text:style-name="Results"><text:s/>5 <text:s text:c="3"/>25 <text:s text:c="3"/>125</text:p>
      <text:p text:style-name="Results"><text:s/>6 <text:s text:c="3"/>36 <text:s text:c="3"/>216</text:p>
      <text:p text:style-name="Results"><text:s/>7 <text:s text:c="3"/>49 <text:s text:c="3"/>343</text:p>
      <text:p text:style-name="Results"><text:s/>8 <text:s text:c="3"/>64 <text:s text:c="3"/>512</text:p>
      <text:p text:style-name="Results"><text:s/>9 <text:s text:c="3"/>81 <text:s text:c="3"/>729</text:p>
      <text:p text:style-name="Results">10 <text:s text:c="2"/>100 <text:s text:c="2"/>1000</text:p>
      <text:p text:style-name="Results">11 <text:s text:c="2"/>121 <text:s text:c="2"/>1331</text:p>
      <text:p text:style-name="Results">12 <text:s text:c="2"/>144 <text:s text:c="2"/>1728</text:p>
      <text:p text:style-name="Results">13 <text:s text:c="2"/>169 <text:s text:c="2"/>2197</text:p>
      <text:p text:style-name="Results">14 <text:s text:c="2"/>196 <text:s text:c="2"/>2744</text:p>
      <text:p text:style-name="Results">15 <text:s text:c="2"/>225 <text:s text:c="2"/>3375</text:p>
      <text:p text:style-name="Results">16 <text:s text:c="2"/>256 <text:s text:c="2"/>4096</text:p>
      <text:p text:style-name="Results">17 <text:s text:c="2"/>289 <text:s text:c="2"/>4913</text:p>
      <text:p text:style-name="Results">18 <text:s text:c="2"/>324 <text:s text:c="2"/>5832</text:p>
      <text:p text:style-name="Results">19 <text:s text:c="2"/>361 <text:s text:c="2"/>6859</text:p>
      <text:p text:style-name="Results_20_Last">20 <text:s text:c="2"/>400 <text:s text:c="2"/>8000<text:change text:change-id="ct1243699288"/><text:hidden-text text:condition="ooow:comment == 1" text:string-value="I do not know where the extraneous 1 comes from"/></text:p>
      <text:p text:style-name="Body_20_Text_20_Cont">To help you get started, Listing 8-<text:change text:change-id="ct1250764244"/><text:change-start text:change-id="ct1234345608"/><text:reference-ref text:reference-format="text" text:ref-name="table_squares_cubes_code">12</text:reference-ref><text:change-end text:change-id="ct1234345608"/> gives you a skeleton program. You need only fill in the loop body.</text:p>
      <text:p text:style-name="Code_20_Caption">Listing 8-<text:change-start text:change-id="ct1250670924"/><text:reference-mark-start text:name="table_squares_cubes_code"/><text:sequence text:ref-name="refText0" text:name="Text" text:formula="ooow:Text+1" style:num-format="1">1</text:sequence><text:change-end text:change-id="ct1250670924"/><text:change text:change-id="ct1251110188"/><text:reference-mark-end text:name="table_squares_cubes_code"/>. Print a table of squares and cubes<text:change-start text:change-id="ct1251110300"/> <text:change-end text:change-id="ct1251110300"/></text:p>
      <text:p text:style-name="Code_20_First">#include &lt;iomanip&gt;</text:p>
      <text:p text:style-name="Code">#include &lt;iostream&gt;</text:p>
      <text:p text:style-name="Code">#include &lt;ostream&gt;</text:p>
      <text:p text:style-name="Code"/>
      <text:p text:style-name="Code">int main()</text:p>
      <text:p text:style-name="Code">{</text:p>
      <text:p text:style-name="Code"><text:s text:c="2"/>std::cout &lt;&lt; " N <text:s text:c="2"/>N^2 <text:s text:c="3"/>N^3\n";</text:p>
      <text:p text:style-name="Code"><text:s text:c="2"/>for (int i = 1; i != 21; ++i)</text:p>
      <text:p text:style-name="Code"><text:s text:c="2"/>{</text:p>
      <text:p text:style-name="Code"><text:s text:c="4"/>// fill in the loop body here</text:p>
      <text:p text:style-name="Code"><text:s text:c="2"/>}</text:p>
      <text:p text:style-name="Code_20_Last">}</text:p>
      <text:p text:style-name="Body_20_Text_20_Cont"><text:change-start text:change-id="ct1250948236"/>This is a trick problem<text:change-end text:change-id="ct1250948236"/><text:change-start text:change-id="ct1233129516"/>, so don’t worry if you had difficulties. The point of this exercise is to demonstrate how difficult formatted output actually is. If you’ve learned that much, you succes<text:change-end text:change-id="ct1233129516"/><text:change-start text:change-id="ct1250732256"/>sfully completed this exercise, even if you didn’t finish the program<text:change-end text:change-id="ct1250732256"/><text:change text:change-id="ct1251109404"/><text:change text:change-id="ct1250670364"/><text:hidden-text text:condition="ooow:comment == 1" text:string-value="Sorry, but I still find this approach too aggresive for the reader who does not have lots of confidence. I think the whole presentation of this exploration should be made more invitational. When invited to undertake a challenge most will try but they do not want their noses rubbed in failure."/>. <text:change-start text:change-id="ct1251109068"/><text:hidden-text text:condition="ooow:" text:string-value="I'd say we should tone it down a bit, if only because our readers will be more experienced than the text seems to suggest. I don't want to put off experieced readers." text:is-hidden="true"/><text:change-end text:change-id="ct1251109068"/>Perhaps you tried using tab characters at first, but that aligns the numbers on the left<text:change-start text:change-id="ct1251108956"/>:<text:change-end text:change-id="ct1251108956"/><text:change text:change-id="ct1250366356"/></text:p>
      <text:p text:style-name="Results_20_First"><text:change text:change-id="ct1250367924"/>N <text:s text:c="6"/>N^2 <text:s text:c="4"/>N^3</text:p>
      <text:p text:style-name="Results">1 <text:s text:c="6"/>1 <text:s text:c="6"/>1</text:p>
      <text:p text:style-name="Results">2 <text:s text:c="6"/>4 <text:s text:c="6"/>8</text:p>
      <text:p text:style-name="Results">3 <text:s text:c="6"/>9 <text:s text:c="6"/>27</text:p>
      <text:p text:style-name="Results">4 <text:s text:c="6"/>16 <text:s text:c="5"/>64</text:p>
      <text:p text:style-name="Results">5 <text:s text:c="6"/>25 <text:s text:c="5"/>125</text:p>
      <text:p text:style-name="Results">6 <text:s text:c="6"/>36 <text:s text:c="5"/>216</text:p>
      <text:p text:style-name="Results">7 <text:s text:c="6"/>49 <text:s text:c="5"/>343</text:p>
      <text:p text:style-name="Results">8 <text:s text:c="6"/>64 <text:s text:c="5"/>512</text:p>
      <text:p text:style-name="Results">9 <text:s text:c="6"/>81 <text:s text:c="5"/>729</text:p>
      <text:p text:style-name="Results_20_Last">10 <text:s text:c="5"/>100 <text:s text:c="4"/>1000</text:p>
      <text:p text:style-name="Body_20_Text_20_Cont">Left-alignment is not the way we usually write numbers. Tradition dictates that numbers should line up on the right. Right-aligned numbers are easier to read.</text:p>
      <text:p text:style-name="Body_20_Text">C++ offers some simple, but powerful, techniques to format output. To format the table of powers, you need to define a field for each column. A field has a width, an alignment, and a pad character. The following sections explain these concepts in depth.</text:p>
      <text:p text:style-name="Heading_20_1">Field Width</text:p>
      <text:p text:style-name="Body_20_Text_20_First">Before exploring how you would specify alignment, first you need to know how to set the width of an output field<text:hidden-text text:condition="ooow:comment == 1" text:string-value="and this is exactly why you have set your readers, even pretty good ones, up for failure. In a sense the more they are up for a challenge the worse it gets. In general you should not set problems where the reader does not yet have all the required elements. I can think of some quite creative ways of dealing with the problem using just what the reader currently knows about C++ but do we really want them writing complex code with conditionally output spaces?"/><text:change-start text:change-id="ct1250367588"/><text:hidden-text text:condition="ooow:" text:string-value="[RL]Addressed in separate email" text:is-hidden="true"/><text:change-end text:change-id="ct1250367588"/>. I gave you a hint in Listing 8-2. <text:span text:style-name="T1">What is the hint?</text:span></text:p>
      <text:p text:style-name="Body_20_Text_20_First">~LLL</text:p>
      <text:p text:style-name="Body_20_Text">The first line of the program is <text:span text:style-name="Code_20_Inline">#include</text:span> <text:span text:style-name="Code_20_Inline">&lt;iomanip&gt;</text:span>, which you have not seen before. This header declares some useful tools, including <text:span text:style-name="Code_20_Inline">std::setw</text:span>, which sets the minimum width of an output field. For example, to print a number so it <text:change-start text:change-id="ct1250368260"/>occupies<text:change-end text:change-id="ct1250368260"/><text:change text:change-id="ct1250367812"/> at least 3 character positions, call <text:span text:style-name="Code_20_Inline">std::setw(3)</text:span>. If the number would require more space than that, say the value is 314159, the actual output will take up as much space as needed, 6 character positions in this case.</text:p>
      <text:p text:style-name="Body_20_Text">To use <text:span text:style-name="Code_20_Inline">setw</text:span>, call the function as part of an output statement. The statement looks like you are trying to print <text:span text:style-name="Code_20_Inline">setw</text:span>, but in fact, nothing is printed, and all you are doing is manipulating the state of the output stream. That’s why <text:span text:style-name="Code_20_Inline">setw</text:span> is called an <text:span text:style-name="T2">I/O manipulator</text:span>. The <text:span text:style-name="Code_20_Inline">&lt;iomanip&gt;</text:span> header declares several manipulators, which you will learn about in due course.</text:p>
      <text:p text:style-name="Body_20_Text">Listing 8-<text:change text:change-id="ct1250369156"/><text:change-start text:change-id="ct1250367028"/><text:reference-ref text:reference-format="text" text:ref-name="table_powers_code">24</text:reference-ref><text:change-end text:change-id="ct1250367028"/> shows the table of powers program, using <text:span text:style-name="Code_20_Inline">setw</text:span> to set the width of each field in the table.</text:p>
      <text:p text:style-name="Code_20_Caption">Listing 8-<text:change-start text:change-id="ct1251091896"/><text:reference-mark-start text:name="table_powers_code"/><text:sequence text:ref-name="refText1" text:name="Text" text:formula="ooow:Text+1" style:num-format="1">2</text:sequence><text:change-end text:change-id="ct1251091896"/><text:change text:change-id="ct1251091672"/><text:reference-mark-end text:name="table_powers_code"/>. Printing a table of powers the right way<text:change-start text:change-id="ct1251091448"/> <text:change-end text:change-id="ct1251091448"/></text:p>
      <text:p text:style-name="Code_20_First">#include &lt;iomanip&gt;</text:p>
      <text:p text:style-name="Code">#include &lt;iostream&gt;</text:p>
      <text:p text:style-name="Code">#include &lt;ostream&gt;</text:p>
      <text:p text:style-name="Code"/>
      <text:p text:style-name="Code">int main()</text:p>
      <text:p text:style-name="Code">{</text:p>
      <text:p text:style-name="Code"><text:s text:c="2"/>std::cout &lt;&lt; " N <text:s text:c="2"/>N^2 <text:s text:c="3"/>N^3\n";</text:p>
      <text:p text:style-name="Code"><text:s text:c="2"/>for (int i = 1; i != 21; ++i)</text:p>
      <text:p text:style-name="Code"><text:s text:c="4"/>std::cout &lt;&lt; std::setw(2) &lt;&lt; i</text:p>
      <text:p text:style-name="Code"><text:s text:c="14"/>&lt;&lt; std::setw(6) &lt;&lt; i*i</text:p>
      <text:p text:style-name="Code"><text:s text:c="14"/>&lt;&lt; std::setw(7) &lt;&lt; i*i*i</text:p>
      <text:p text:style-name="Code"><text:s text:c="14"/>&lt;&lt; '\n'<text:hidden-text text:condition="ooow:comment == 1" text:string-value="Note again the problem of output immediately before ending a program. Indeed this is potentially quite serious once the user tries running the program as a Windows console app outside the IDE"/><text:change-start text:change-id="ct1250976912"/><text:hidden-text text:condition="ooow:" text:string-value="[RL]Addressed in Exploration 1" text:is-hidden="true"/><text:change-end text:change-id="ct1250976912"/>;</text:p>
      <text:p text:style-name="Code_20_Last">}</text:p>
      <text:p text:style-name="Body_20_Text_20_Cont">The first column of the table requires 2 positions, to accommodate numbers up to 20. The second column needs some space between columns, and room for numbers up to 400; <text:span text:style-name="Code_20_Inline">setw(6)</text:span> uses 3 spaces between the <text:span text:style-name="Code_20_Inline">N</text:span> and the <text:span text:style-name="Code_20_Inline">N^2</text:span> columns, and 3 character positions for the number. The final column also uses 3 spaces between columns, and 4 character positions, to allow numbers up to 8000.</text:p>
      <text:p text:style-name="Body_20_Text">The default field width is zero, which means everything you print takes up the exact amount of space it needs, no more, no less.</text:p>
      <text:p text:style-name="Body_20_Text">After printing one item, the field width automatically resets to zero. If you wanted to, say, use a uniform column width of 6 for the entire table, you could not call <text:span text:style-name="Code_20_Inline">setw(6)</text:span> once, and leave it at that. Instead, you must call <text:span text:style-name="Code_20_Inline">setw(6)</text:span> before each output operation:</text:p>
      <text:p text:style-name="Code_20_First"><text:s text:c="4"/>std::cout &lt;&lt; std::setw(6) &lt;&lt; i</text:p>
      <text:p text:style-name="Code"><text:s text:c="14"/>&lt;&lt; std::setw(6) &lt;&lt; i*i</text:p>
      <text:p text:style-name="Code"><text:s text:c="14"/>&lt;&lt; std::setw(6) &lt;&lt; i*i*i</text:p>
      <text:p text:style-name="Code_20_Last"><text:s text:c="14"/>&lt;&lt; '\n';</text:p>
      <text:p text:style-name="Heading_20_1">Padding</text:p>
      <text:p text:style-name="Body_20_Text_20_First">By default, values are padded<text:change-start text:change-id="ct1250978592"/>, or filled,<text:change-end text:change-id="ct1250978592"/> with space characters (<text:span text:style-name="Code_20_Inline">' '</text:span>). You can set the fill character to be any character, such as zero (<text:span text:style-name="Code_20_Inline">'0'</text:span>) or an asterisk (<text:span text:style-name="Code_20_Inline">'*'</text:span>). Listing 8-<text:change text:change-id="ct1250976240"/><text:change-start text:change-id="ct1250670588"/><text:reference-ref text:reference-format="text" text:ref-name="fill_chars_code">35</text:reference-ref><text:change-end text:change-id="ct1250670588"/> shows a fanciful use of both fill characters in a program that prints a check.</text:p>
      <text:p text:style-name="Code_20_Caption">Listing 8-<text:change-start text:change-id="ct1250670028"/><text:reference-mark-start text:name="fill_chars_code"/><text:sequence text:ref-name="refText2" text:name="Text" text:formula="ooow:Text+1" style:num-format="1">3</text:sequence><text:change-end text:change-id="ct1250670028"/><text:change text:change-id="ct1250670476"/><text:reference-mark-end text:name="fill_chars_code"/>. Using alternative fill characters<text:change-start text:change-id="ct1250672044"/> <text:change-end text:change-id="ct1250672044"/></text:p>
      <text:p text:style-name="Code_20_First">#include &lt;iomanip&gt;</text:p>
      <text:p text:style-name="Code">#include &lt;iostream&gt;</text:p>
      <text:p text:style-name="Code">#include &lt;ostream&gt;</text:p>
      <text:p text:style-name="Code"/>
      <text:p text:style-name="Code">int main()</text:p>
      <text:p text:style-name="Code">{</text:p>
      <text:p text:style-name="Code"><text:s text:c="2"/>using namespace std;</text:p>
      <text:p text:style-name="Code"/>
      <text:p text:style-name="Code"><text:s text:c="2"/>int day(14);</text:p>
      <text:p text:style-name="Code"><text:s text:c="2"/>int month(3);</text:p>
      <text:p text:style-name="Code"><text:s text:c="2"/>int year(2006);</text:p>
      <text:p text:style-name="Code"><text:s text:c="2"/>int dollars(42);</text:p>
      <text:p text:style-name="Code"><text:s text:c="2"/>int cents(7);</text:p>
      <text:p text:style-name="Code"/>
      <text:p text:style-name="Code"><text:s text:c="2"/>// Print date in USA order. Later in the book, you will learn how to</text:p>
      <text:p text:style-name="Code"><text:s text:c="2"/>// handle internationalization.</text:p>
      <text:p text:style-name="Code"><text:s text:c="2"/>cout &lt;&lt; "Date: " &lt;&lt; setfill('0') &lt;&lt; setw(2) &lt;&lt; month</text:p>
      <text:p text:style-name="Code"><text:s text:c="28"/>&lt;&lt; '/' &lt;&lt; setw(2) &lt;&lt; day</text:p>
      <text:p text:style-name="Code"><text:s text:c="28"/>&lt;&lt; '/' &lt;&lt; setw(2) &lt;&lt; year &lt;&lt; '\n';</text:p>
      <text:p text:style-name="Code"><text:s text:c="2"/>cout &lt;&lt; "Pay to the order of: CASH\n";</text:p>
      <text:p text:style-name="Code"><text:s text:c="2"/>cout &lt;&lt; "The amount of $" &lt;&lt; setfill('*') &lt;&lt; setw(8) &lt;&lt; dollars &lt;&lt; '.'</text:p>
      <text:p text:style-name="Code"><text:s text:c="28"/>&lt;&lt; setfill('0') &lt;&lt; setw(2) &lt;&lt; cents &lt;&lt; '\n';</text:p>
      <text:p text:style-name="Code_20_Last">}</text:p>
      <text:p text:style-name="Body_20_Text_20_Cont">Notice that <text:span text:style-name="Code_20_Inline">setfill</text:span>, unlike <text:span text:style-name="Code_20_Inline">setw</text:span>, is sticky. That is, the output stream remembers the fill character and uses that character for all output fields until you set a different fill character.</text:p>
      <text:p text:style-name="Heading_20_1">std Prefix</text:p>
      <text:p text:style-name="Body_20_Text_20_First">Another new feature in Listing 8-5 is the declaration, <text:span text:style-name="Code_20_Inline">using</text:span> <text:span text:style-name="Code_20_Inline">namespace</text:span> <text:span text:style-name="Code_20_Inline">std;</text:span>. All those <text:span text:style-name="Code_20_Inline">std::</text:span> prefixes sometimes makes the code hard to read. The important parts of the names get lost in the clutter. By starting your program with <text:span text:style-name="Code_20_Inline">using</text:span> <text:span text:style-name="Code_20_Inline">namespace</text:span> <text:span text:style-name="Code_20_Inline">std;</text:span>, you are telling the compiler to treat names that it doesn’t recognize as though they began with <text:span text:style-name="Code_20_Inline">std::</text:span>.<text:change text:change-id="ct1250672268"/></text:p>
      <text:p text:style-name="Body_20_Text">As you can tell from the keyword, <text:span text:style-name="Code_20_Inline">std</text:span> is called a <text:span text:style-name="T2">namespace</text:span>. Almost every name in the standard library is part of the <text:change-start text:change-id="ct1250976016"/><text:span text:style-name="Code_20_Inline">std</text:span><text:change-end text:change-id="ct1250976016"/> namespace. You are not allowed to add anything to the <text:span text:style-name="Code_20_Inline">std</text:span> namespace, nor is any third-party library vendor<text:hidden-text text:condition="ooow:comment == 1" text:string-value="There are severe restrictions on what can be added but it is not an absolute prohibition because there are places where an addition is essential."/><text:change-start text:change-id="ct1250978928"/><text:hidden-text text:condition="ooow:" text:string-value="[RL]Yes, but for now, this oversimplification is best. No need bothering the user with unnecessary details" text:is-hidden="true"/><text:change-end text:change-id="ct1250978928"/>. Thus, if you see <text:span text:style-name="Code_20_Inline">std::</text:span>, you know that what follows is part of the standard library (so you can look it up in any decent reference). More important, you know that <text:change text:change-id="ct1250365572"/><text:change-start text:change-id="ct1243969848"/>most <text:change-end text:change-id="ct1243969848"/>name<text:change-start text:change-id="ct1243968728"/>s<text:change-end text:change-id="ct1243968728"/> you invent in your own program will n<text:change-start text:change-id="ct1250439016"/>ot<text:change-end text:change-id="ct1250439016"/><text:change text:change-id="ct1233394448"/> conflict with any name in the standard library, and <text:span text:style-name="T2">vice versa</text:span><text:span text:style-name="T2"><text:hidden-text text:condition="ooow:comment == 1" text:string-value="but once you insert that 'using namespace std' directive all bets are off and some of the standard templates can hijack code. For example given double distance(double, double), calling distance(1, 3) will be hijacked by the std::distance template."/></text:span>. Namespaces keep your names separate from the standard library names. Later in the book, you will learn to create your own namespaces, which help organize libraries and manage large applications.<text:change-start text:change-id="ct1249317000"/></text:p>
      <text:p text:style-name="Body_20_Text">On the other hand, <text:span text:style-name="Code_20_Inline">using</text:span> <text:span text:style-name="Code_20_Inline">namespace</text:span> <text:span text:style-name="Code_20_Inline">std;</text:span> is a dangerous declaration, and one I use sparin<text:change-end text:change-id="ct1249317000"/><text:change-start text:change-id="ct1250979152"/>gly. Without the <text:span text:style-name="Code_20_Inline">std::</text:span> qualifier before every standard library name, you have opened the door to confusion. <text:change-end text:change-id="ct1250979152"/><text:change-start text:change-id="ct1250766372"/>Imagine, for <text:change-end text:change-id="ct1250766372"/><text:change-start text:change-id="ct1250668908"/>example, if your program defines a variable named <text:span text:style-name="Code_20_Inline">cout</text:span> or <text:span text:style-name="Code_20_Inline">setw</text:span>.<text:change-end text:change-id="ct1250668908"/><text:change-start text:change-id="ct1251130448"/> The compiler has strict rules for interpreting names and would not be confused at all, but the human reader certainly would be. <text:change-end text:change-id="ct1251130448"/><text:change-start text:change-id="ct1251130560"/>It is always best to avoid names that collide with those in the standard library, with or without <text:span text:style-name="Code_20_Inline">using</text:span> <text:span text:style-name="Code_20_Inline">namespace</text:span> <text:span text:style-name="Code_20_Inline">std;</text:span>.<text:change-end text:change-id="ct1251130560"/></text:p>
      <text:p text:style-name="Heading_20_1">Alignment</text:p>
      <text:p text:style-name="Body_20_Text_20_First">C++ lets you align output fields on the right and on the left. If you want to center a number, you are on your own. To force the alignment to be left or right, use the <text:span text:style-name="Code_20_Inline">left</text:span> and <text:span text:style-name="Code_20_Inline">right</text:span> manipulators<text:change-start text:change-id="ct1251640664"/> (declared in <text:span text:style-name="Code_20_Inline">&lt;ios&gt;</text:span>)<text:change-end text:change-id="ct1251640664"/>.</text:p>
      <text:p text:style-name="Body_20_Text">The default alignment is on the right, which might strike you as odd. After all, the first attempt at using tab characters to align the table columns produced left-aligned values. As far as C++ is concerned, however, it knows nothing about your table. Alignment is within a field. The <text:span text:style-name="Code_20_Inline">setw</text:span> manipulator specifies the width, and the alignment determines whether the fill characters are added on the right (left-alignment) or on the left (right-alignment). The output stream has no memory of other fields, so, for example, if you want to align a column of numbers on their decimal points, you must do that by hand (or ensure that every value in the column has the same number of digits after the decimal point).</text:p>
      <text:p text:style-name="Heading_20_1">Exploring Formatting</text:p>
      <text:p text:style-name="Body_20_Text_20_First">Now that you know the rudiments of formatting output fields, it is time to explore a little, and help you develop a thorough understanding of how field width, padding, and alignment interact. <text:span text:style-name="T1">Read the program in Listing 8-</text:span><text:change text:change-id="ct1249422968"/><text:change-start text:change-id="ct1251128768"/><text:span text:style-name="T1"><text:reference-ref text:reference-format="text" text:ref-name="padding_code">46</text:reference-ref></text:span><text:change-end text:change-id="ct1251128768"/><text:span text:style-name="T1"> and predict its output.</text:span></text:p>
      <text:p text:style-name="Code_20_Caption">Listing 8-<text:change-start text:change-id="ct1251129664"/><text:reference-mark-start text:name="padding_code"/><text:sequence text:ref-name="refText3" text:name="Text" text:formula="ooow:Text+1" style:num-format="1">4</text:sequence><text:change-end text:change-id="ct1251129664"/><text:change text:change-id="ct1251127872"/><text:reference-mark-end text:name="padding_code"/>. Exploring field width, padding, and alignment<text:change-start text:change-id="ct1251129776"/> <text:change-end text:change-id="ct1251129776"/></text:p>
      <text:p text:style-name="Code_20_First">#include &lt;iomanip&gt;<text:change-start text:change-id="ct1251640888"/></text:p>
      <text:p text:style-name="Code">#include &lt;ios&gt;<text:change-end text:change-id="ct1251640888"/></text:p>
      <text:p text:style-name="Code">#include &lt;iostream&gt;</text:p>
      <text:p text:style-name="Code">#include &lt;ostream&gt;</text:p>
      <text:p text:style-name="Code"/>
      <text:p text:style-name="Code">int main()</text:p>
      <text:p text:style-name="Code">{</text:p>
      <text:p text:style-name="Code"><text:s text:c="2"/>using namespace std;</text:p>
      <text:p text:style-name="Code"><text:s text:c="2"/>cout &lt;&lt; '|' &lt;&lt; setfill('*') &lt;&lt; setw(6) &lt;&lt; <text:s/>1234 &lt;&lt; '|' &lt;&lt; '\n';</text:p>
      <text:p text:style-name="Code"><text:s text:c="2"/>cout &lt;&lt; '|' &lt;&lt; left &lt;&lt; <text:s text:c="8"/>setw(6) &lt;&lt; <text:s/>1234 &lt;&lt; '|' &lt;&lt; '\n';</text:p>
      <text:p text:style-name="Code"><text:s text:c="2"/>cout &lt;&lt; '|' &lt;&lt; <text:s text:c="16"/>setw(6) &lt;&lt; -1234 &lt;&lt; '|' &lt;&lt; '\n';</text:p>
      <text:p text:style-name="Code"><text:s text:c="2"/>cout &lt;&lt; '|' &lt;&lt; right &lt;&lt; <text:s text:c="7"/>setw(6) &lt;&lt; -1234 &lt;&lt; '|' &lt;&lt; '\n';</text:p>
      <text:p text:style-name="Code">}</text:p>
      <text:p text:style-name="P2">What do you expect as the output from Listing 8-6?</text:p>
      <text:p text:style-name="Body_20_Text_20_First">~LLL</text:p>
      <text:p text:style-name="Body_20_Text_20_First">~LLL</text:p>
      <text:p text:style-name="Body_20_Text_20_First">~LLL</text:p>
      <text:p text:style-name="Body_20_Text_20_First">~LLL</text:p>
      <text:p text:style-name="Body_20_Text"><text:span text:style-name="T1">Now write a program that will produce the same output as shown </text:span><text:change text:change-id="ct1251128432"/><text:change-start text:change-id="ct1251127984"/><text:span text:style-name="T1">below</text:span><text:change-end text:change-id="ct1251127984"/><text:span text:style-name="T1">.</text:span> Don’t cheat and simply print a big string. Instead, print only integers and newlines<text:change-start text:change-id="ct1251129888"/>, throwing in the field width, padding, and alignment manipulators<text:change-end text:change-id="ct1251129888"/><text:change-start text:change-id="ct1249531360"/> you need<text:change-end text:change-id="ct1249531360"/><text:hidden-text text:condition="ooow:comment == 1" text:string-value="rewrite that to 'print only integers and newlines togehter with appropriate manipulators'"/><text:change text:change-id="ct1249533488"/><text:change text:change-id="ct1249532928"/><text:change text:change-id="ct1249531696"/><text:change text:change-id="ct1249532144"/><text:change text:change-id="ct1249532368"/> to achieve the desired output.</text:p>
      <text:p text:style-name="Results_20_First"><text:change text:change-id="ct1249530352"/>000042</text:p>
      <text:p text:style-name="Results">420000</text:p>
      <text:p text:style-name="Results">42</text:p>
      <text:p text:style-name="Results_20_Last">-42-</text:p>
      <text:p text:style-name="Body_20_Text_20_Cont"><text:change-start text:change-id="ct1249533712"/>Lots of different programs can achieve the same goal. My program,<text:change-end text:change-id="ct1249533712"/><text:change text:change-id="ct1249531136"/> shown in Listing 8-<text:change text:change-id="ct1250671820"/><text:change-start text:change-id="ct1250671932"/><text:reference-ref text:reference-format="text" text:ref-name="formatted_output_code">58</text:reference-ref><text:change-end text:change-id="ct1250671932"/><text:change-start text:change-id="ct1250671484"/>, is only one possib<text:change-end text:change-id="ct1250671484"/><text:change-start text:change-id="ct1250669580"/>ility out of many<text:change-end text:change-id="ct1250669580"/><text:hidden-text text:condition="ooow:comment == 1" text:string-value="but note that any code that generates the required output within the specified constraints is correct. You might be surprised by how creative and imaginative your readers can be."/>.</text:p>
      <text:p text:style-name="Code_20_Caption">Listing 8-<text:change-start text:change-id="ct1250668572"/><text:reference-mark-start text:name="formatted_output_code"/><text:sequence text:ref-name="refText4" text:name="Text" text:formula="ooow:Text+1" style:num-format="1">5</text:sequence><text:change-end text:change-id="ct1250668572"/><text:change text:change-id="ct1249139908"/><text:reference-mark-end text:name="formatted_output_code"/>. Program to produce <text:change text:change-id="ct1250976688"/><text:change-start text:change-id="ct1250976464"/>formatted<text:change-end text:change-id="ct1250976464"/> output<text:change-start text:change-id="ct1250976352"/> <text:change-end text:change-id="ct1250976352"/></text:p>
      <text:p text:style-name="Code_20_First">#include &lt;iomanip&gt;<text:change-start text:change-id="ct1251639432"/></text:p>
      <text:p text:style-name="Code">#include &lt;ios&gt;<text:change-end text:change-id="ct1251639432"/></text:p>
      <text:p text:style-name="Code">#include &lt;iostream&gt;</text:p>
      <text:p text:style-name="Code">#include &lt;ostream&gt;</text:p>
      <text:p text:style-name="Code"/>
      <text:p text:style-name="Code">int main()</text:p>
      <text:p text:style-name="Code">{</text:p>
      <text:p text:style-name="Code"><text:s text:c="2"/>using namespace std;</text:p>
      <text:p text:style-name="Code"/>
      <text:p text:style-name="Code"><text:s text:c="2"/>cout &lt;&lt; setfill('0') &lt;&lt; setw(6) &lt;&lt; 42 &lt;&lt; '\n';</text:p>
      <text:p text:style-name="Code"><text:s text:c="2"/>cout &lt;&lt; left <text:s text:c="8"/>&lt;&lt; setw(6) &lt;&lt; 42 &lt;&lt; '\n';</text:p>
      <text:p text:style-name="Code"><text:s text:c="2"/>cout &lt;&lt; 42 &lt;&lt; '\n';</text:p>
      <text:p text:style-name="Code"><text:s text:c="2"/>cout &lt;&lt; setfill('-') &lt;&lt; setw(4) &lt;&lt; -42 &lt;&lt; '\n';</text:p>
      <text:p text:style-name="Code_20_Last">}<text:change-start text:change-id="ct1251641336"/></text:p>
      <text:p text:style-name="Body_20_Text_20_Cont">The manipulators that take arguments, such as <text:span text:style-name="Code_20_Inline">setw</text:span> and <text:span text:style-name="Code_20_Inline">setfill</text:span> are declared in <text:span text:style-name="Code_20_Inline">&lt;iomanip&gt;</text:span>. <text:change-end text:change-id="ct1251641336"/><text:change-start text:change-id="ct1251639992"/>The manipulators without arguments, such as <text:span text:style-name="Code_20_Inline">left</text:span> and <text:span text:style-name="Code_20_Inline">boolalpha</text:span>, are declared in <text:span text:style-name="Code_20_Inline">&lt;ios&gt;</text:span>. If you can’t remember, include both headers. If you include a header that you don’t really need, you might see a slightly slower compilation time<text:change-end text:change-id="ct1251639992"/><text:change-start text:change-id="ct1251642792"/>, but no other ill effects will befall you.<text:change-end text:change-id="ct1251642792"/></text:p>
      <text:p text:style-name="Heading_20_1">Alternative Syntax</text:p>
      <text:p text:style-name="Body_20_Text_20_First">I like to use manipulators because they are concise, clear, and easy to use. You can also <text:change-start text:change-id="ct1250977024"/>apply functions to the output stream object, using the dot operator (<text:span text:style-name="Code_20_Inline">.</text:span>). For exa<text:change-end text:change-id="ct1250977024"/><text:change-start text:change-id="ct1250977360"/>mple, to set the fill character, you can call <text:span text:style-name="Code_20_Inline">std::cout.fill('*')</text:span>. The <text:span text:style-name="Code_20_Inline">fill</text:span> function is called a <text:span text:style-name="T2">member function</text:span> because it is a member of the output stream<text:change-end text:change-id="ct1250977360"/><text:change-start text:change-id="ct1251092232"/>’s type. You cannot apply it to any other kind of object. Only some types have member functions, and each type defines the member functions that it allows. A large part of any C++ library reference is taken up with the various <text:change-end text:change-id="ct1251092232"/><text:change-start text:change-id="ct1251092344"/>types and their member functions. (The member functions of an output stream are declared in <text:span text:style-name="Code_20_Inline">&lt;ostream&gt;</text:span> along with the output operators. An input stream’s member functions are declared in <text:span text:style-name="Code_20_Inline">&lt;istream&gt;</text:span>.)</text:p>
      <text:p text:style-name="Body_20_Text"><text:change-end text:change-id="ct1251092344"/><text:change text:change-id="ct1251092456"/>When setting sticky properties, such as fill character or alignment, you might prefer <text:change text:change-id="ct1251092568"/><text:change-start text:change-id="ct1251091560"/>using member functions over manipulators<text:change-end text:change-id="ct1251091560"/>. You can also use member functions to query the current fill character, alignment and other flags, and field width<text:span text:style-name="T3">—</text:span>something you can’t do with manipulators.</text:p>
      <text:p text:style-name="Body_20_Text">The member function<text:hidden-text text:condition="ooow:comment == 1" text:string-value="this really worries me, I can imagine readers wondering what an earth a member function is. Lots of people are not satisfied with just the correct syntax they want to understand the words and phrases being used"/> syntax uses the stream object, a dot (<text:span text:style-name="Code_20_Inline">.</text:span>), and the function <text:change-start text:change-id="ct1251091112"/>call<text:change-end text:change-id="ct1251091112"/><text:change text:change-id="ct1251094024"/>, e.g., <text:span text:style-name="Code_20_Inline">cout.fill('0')</text:span>. Setting the alignment is a little more complicated. Listing 8-<text:change text:change-id="ct1251094248"/><text:change-start text:change-id="ct1250366132"/><text:reference-ref text:reference-format="text" text:ref-name="member_functions_code">69</text:reference-ref><text:change-end text:change-id="ct1250366132"/> shows the same program as Listing 8-<text:change text:change-id="ct1250368932"/><text:change-start text:change-id="ct1250368708"/><text:reference-ref text:reference-format="text" text:ref-name="formatted_output_code">58</text:reference-ref><text:change-end text:change-id="ct1250368708"/>, but using member functions instead of manipulators.</text:p>
      <text:p text:style-name="Code_20_Caption">Listing 8-<text:change-start text:change-id="ct1250368148"/><text:reference-mark-start text:name="member_functions_code"/><text:sequence text:ref-name="refText5" text:name="Text" text:formula="ooow:Text+1" style:num-format="1">6</text:sequence><text:change-end text:change-id="ct1250368148"/><text:change text:change-id="ct1250368596"/><text:reference-mark-end text:name="member_functions_code"/>. A copy of Listing 8-<text:change text:change-id="ct1250367700"/><text:change-start text:change-id="ct1250369268"/><text:reference-ref text:reference-format="text" text:ref-name="formatted_output_code">58</text:reference-ref><text:change-end text:change-id="ct1250369268"/>, but using member functions<text:change-start text:change-id="ct1250366916"/> <text:change-end text:change-id="ct1250366916"/></text:p>
      <text:p text:style-name="Code_20_First">#include &lt;iostream&gt;</text:p>
      <text:p text:style-name="Code">#include &lt;ostream&gt;</text:p>
      <text:p text:style-name="Code"/>
      <text:p text:style-name="Code">int main()</text:p>
      <text:p text:style-name="Code">{</text:p>
      <text:p text:style-name="Code"><text:s text:c="2"/>using namespace std;</text:p>
      <text:p text:style-name="Code"/>
      <text:p text:style-name="Code"><text:s text:c="2"/>cout.fill('0');</text:p>
      <text:p text:style-name="Code"><text:s text:c="2"/>cout.width(6);</text:p>
      <text:p text:style-name="Code"><text:s text:c="2"/>cout &lt;&lt; 42 &lt;&lt; '\n';</text:p>
      <text:p text:style-name="Code"><text:s text:c="2"/>cout.setf(ios_base::left, ios_base::adjustfield);</text:p>
      <text:p text:style-name="Code"><text:s text:c="2"/>cout.width(6);</text:p>
      <text:p text:style-name="Code"><text:s text:c="2"/>cout &lt;&lt; 42 &lt;&lt; '\n';</text:p>
      <text:p text:style-name="Code"><text:s text:c="2"/>cout &lt;&lt; 42 &lt;&lt; '\n';</text:p>
      <text:p text:style-name="Code"><text:s text:c="2"/>cout.fill('-');</text:p>
      <text:p text:style-name="Code"><text:s text:c="2"/>cout.width(4);</text:p>
      <text:p text:style-name="Code"><text:s text:c="2"/>cout &lt;&lt; -42 &lt;&lt; '\n';</text:p>
      <text:p text:style-name="Code_20_Last">}</text:p>
      <text:p text:style-name="Body_20_Text_20_Cont">To query the current fill character, call <text:span text:style-name="Code_20_Inline">cout.fill()</text:span>.<text:change-start text:change-id="ct1250367140"/> That’s the same function name that you use to set the fill character, but when you call the function with no arguments, it returns the current fill character.<text:change-end text:change-id="ct1250367140"/> Similarly, <text:span text:style-name="Code_20_Inline">cout.width()</text:span> returns the current field width. <text:change-start text:change-id="ct1250366692"/>Obtaining the flags is slightly different. Call <text:span text:style-name="Code_20_Inline">setf</text:span> to set flags, such as the alignment, but <text:change-end text:change-id="ct1250366692"/><text:change-start text:change-id="ct1250366580"/>you call<text:change-end text:change-id="ct1250366580"/><text:change text:change-id="ct1251107164"/> <text:span text:style-name="Code_20_Inline">flags()</text:span> <text:change text:change-id="ct1251108508"/><text:change-start text:change-id="ct1251108172"/>to <text:change-end text:change-id="ct1251108172"/>return<text:change text:change-id="ct1251109740"/> the current flags<text:hidden-text text:condition="ooow:comment == 1" text:string-value="so why mention something that isn't even used in the source? you and I can both recognise the relationship between setf() and flags, the average reader hasn't a hope of doing so."/><text:change text:change-id="ct1251109628"/>. The details are not important at this time, but if you’re curious, consult any library reference.</text:p>
      <text:p text:style-name="Heading_20_1">On Your Own</text:p>
      <text:p text:style-name="Body_20_Text_20_First">Now it is time for you<text:change text:change-id="ct1251109292"/> to write a program from scratch. Feel free to look at other programs to make sure you have all the necessary parts. Write this program to produce a multiplication table for the integers from 1 to 10, inclusive<text:change-start text:change-id="ct1251110412"/>:<text:change-end text:change-id="ct1251110412"/><text:change text:change-id="ct1251108844"/></text:p>
      <text:p text:style-name="Results_20_First"><text:change text:change-id="ct1251110076"/><text:s text:c="3"/>*| <text:s text:c="2"/>1 <text:s text:c="2"/>2 <text:s text:c="2"/>3 <text:s text:c="2"/>4 <text:s text:c="2"/>5 <text:s text:c="2"/>6 <text:s text:c="2"/>7 <text:s text:c="2"/>8 <text:s text:c="2"/>9 <text:s/>10</text:p>
      <text:p text:style-name="Results">----+----------------------------------------</text:p>
      <text:p text:style-name="Results"><text:s text:c="3"/>1| <text:s text:c="2"/>1 <text:s text:c="2"/>2 <text:s text:c="2"/>3 <text:s text:c="2"/>4 <text:s text:c="2"/>5 <text:s text:c="2"/>6 <text:s text:c="2"/>7 <text:s text:c="2"/>8 <text:s text:c="2"/>9 <text:s/>10</text:p>
      <text:p text:style-name="Results"><text:s text:c="3"/>2| <text:s text:c="2"/>2 <text:s text:c="2"/>4 <text:s text:c="2"/>6 <text:s text:c="2"/>8 <text:s/>10 <text:s/>12 <text:s/>14 <text:s/>16 <text:s/>18 <text:s/>20</text:p>
      <text:p text:style-name="Results"><text:s text:c="3"/>3| <text:s text:c="2"/>3 <text:s text:c="2"/>6 <text:s text:c="2"/>9 <text:s/>12 <text:s/>15 <text:s/>18 <text:s/>21 <text:s/>24 <text:s/>27 <text:s/>30</text:p>
      <text:p text:style-name="Results"><text:s text:c="3"/>4| <text:s text:c="2"/>4 <text:s text:c="2"/>8 <text:s/>12 <text:s/>16 <text:s/>20 <text:s/>24 <text:s/>28 <text:s/>32 <text:s/>36 <text:s/>40</text:p>
      <text:p text:style-name="Results"><text:s text:c="3"/>5| <text:s text:c="2"/>5 <text:s/>10 <text:s/>15 <text:s/>20 <text:s/>25 <text:s/>30 <text:s/>35 <text:s/>40 <text:s/>45 <text:s/>50</text:p>
      <text:p text:style-name="Results"><text:s text:c="3"/>6| <text:s text:c="2"/>6 <text:s/>12 <text:s/>18 <text:s/>24 <text:s/>30 <text:s/>36 <text:s/>42 <text:s/>48 <text:s/>54 <text:s/>60</text:p>
      <text:p text:style-name="Results"><text:s text:c="3"/>7| <text:s text:c="2"/>7 <text:s/>14 <text:s/>21 <text:s/>28 <text:s/>35 <text:s/>42 <text:s/>49 <text:s/>56 <text:s/>63 <text:s/>70</text:p>
      <text:p text:style-name="Results"><text:s text:c="3"/>8| <text:s text:c="2"/>8 <text:s/>16 <text:s/>24 <text:s/>32 <text:s/>40 <text:s/>48 <text:s/>56 <text:s/>64 <text:s/>72 <text:s/>80</text:p>
      <text:p text:style-name="Results"><text:s text:c="3"/>9| <text:s text:c="2"/>9 <text:s/>18 <text:s/>27 <text:s/>36 <text:s/>45 <text:s/>54 <text:s/>63 <text:s/>72 <text:s/>81 <text:s/>90</text:p>
      <text:p text:style-name="Results_20_Last"><text:s text:c="2"/>10| <text:s/>10 <text:s/>20 <text:s/>30 <text:s/>40 <text:s/>50 <text:s/>60 <text:s/>70 <text:s/>80 <text:s/>90 100</text:p>
      <text:p text:style-name="Body_20_Text_20_Cont">After you finish your program, and have made sure it produces the correct output, compare your program with mine, shown in Listing 8-<text:change text:change-id="ct1251109964"/><text:change-start text:change-id="ct1233132316"/><text:reference-ref text:reference-format="text" text:ref-name="mult_table_code">711</text:reference-ref><text:change-end text:change-id="ct1233132316"/>.</text:p>
      <text:p text:style-name="Code_20_Caption">Listing 8-<text:change-start text:change-id="ct1250670252"/><text:reference-mark-start text:name="mult_table_code"/><text:sequence text:ref-name="refText6" text:name="Text" text:formula="ooow:Text+1" style:num-format="1">7</text:sequence><text:change-end text:change-id="ct1250670252"/><text:change text:change-id="ct1250669916"/><text:reference-mark-end text:name="mult_table_code"/>. Printing a multiplication table<text:change-start text:change-id="ct1251108396"/> <text:change-end text:change-id="ct1251108396"/></text:p>
      <text:p text:style-name="Code_20_First"><text:bookmark-start text:name="DDE_LINK1"/>#include &lt;iomanip&gt;</text:p>
      <text:p text:style-name="Code">#include &lt;iostream&gt;</text:p>
      <text:p text:style-name="Code">#include &lt;ostream&gt;</text:p>
      <text:p text:style-name="Code"/>
      <text:p text:style-name="Code">int main()</text:p>
      <text:p text:style-name="Code">{</text:p>
      <text:p text:style-name="Code"><text:s text:c="2"/>using namespace std;</text:p>
      <text:p text:style-name="Code"/>
      <text:p text:style-name="Code"><text:s text:c="2"/>int const low(1); <text:s text:c="7"/>///&lt; Minimum value for the table</text:p>
      <text:p text:style-name="Code"><text:s text:c="2"/>int const high(10); <text:s text:c="5"/>///&lt; Maximum value for the table</text:p>
      <text:p text:style-name="Code"><text:s text:c="2"/>int const colwidth(4); <text:s text:c="2"/>///&lt; Fixed width for all columns</text:p>
      <text:p text:style-name="Code"/>
      <text:p text:style-name="Code"><text:s text:c="2"/>// All numbers must be right-aligned.</text:p>
      <text:p text:style-name="Code"><text:s text:c="2"/>cout &lt;&lt; right;</text:p>
      <text:p text:style-name="Code"/>
      <text:p text:style-name="Code"><text:s text:c="2"/>// First print the header.</text:p>
      <text:p text:style-name="Code"><text:s text:c="2"/>cout &lt;&lt; setw(colwidth) &lt;&lt; '*'</text:p>
      <text:p text:style-name="Code"><text:s text:c="7"/>&lt;&lt; '|';</text:p>
      <text:p text:style-name="Code"><text:s text:c="2"/>for (int i(low); i &lt;= high; i = i + 1)</text:p>
      <text:p text:style-name="Code"><text:s text:c="4"/>cout &lt;&lt; setw(colwidth) &lt;&lt; i;</text:p>
      <text:p text:style-name="Code"><text:s text:c="2"/>cout &lt;&lt; '\n';</text:p>
      <text:p text:style-name="Code"/>
      <text:p text:style-name="Code"><text:s text:c="2"/>// Print the table rule by using the fill character.</text:p>
      <text:p text:style-name="Code"><text:s text:c="2"/>cout &lt;&lt; setfill('-')</text:p>
      <text:p text:style-name="Code"><text:s text:c="7"/>&lt;&lt; setw(colwidth) &lt;&lt; "" <text:s text:c="19"/>// one column's worth of "-"</text:p>
      <text:p text:style-name="Code"><text:s text:c="7"/>&lt;&lt; '+' <text:s text:c="36"/>// the vert. &amp; horz. intersection</text:p>
      <text:p text:style-name="Code"><text:s text:c="7"/>&lt;&lt; setw((high-low+1) * colwidth) &lt;&lt; "" <text:s text:c="4"/>// the rest of the line</text:p>
      <text:p text:style-name="Code"><text:s text:c="7"/>&lt;&lt; '\n';</text:p>
      <text:p text:style-name="Code"/>
      <text:p text:style-name="Code"><text:s text:c="2"/>// Reset the fill character.</text:p>
      <text:p text:style-name="Code"><text:s text:c="2"/>cout &lt;&lt; setfill(' ');</text:p>
      <text:p text:style-name="Code"/>
      <text:p text:style-name="Code"><text:s text:c="2"/>// For each row...</text:p>
      <text:p text:style-name="Code"><text:s text:c="2"/>for (int row(low); row &lt;= high; row = row + 1)</text:p>
      <text:p text:style-name="Code"><text:s text:c="2"/>{</text:p>
      <text:p text:style-name="Code"><text:s text:c="4"/>cout &lt;&lt; setw(colwidth) &lt;&lt; row &lt;&lt; '|';</text:p>
      <text:p text:style-name="Code"><text:s text:c="4"/>// Print all the columns.</text:p>
      <text:p text:style-name="Code"><text:s text:c="4"/>for (int col(low); col &lt;= high; col = col + 1)</text:p>
      <text:p text:style-name="Code"><text:s text:c="6"/>cout &lt;&lt; setw(colwidth) &lt;&lt; row * col;</text:p>
      <text:p text:style-name="Code"><text:s text:c="4"/>cout &lt;&lt; '\n';</text:p>
      <text:p text:style-name="Code"><text:s text:c="2"/>}</text:p>
      <text:p text:style-name="Code_20_Last">}<text:bookmark-end text:name="DDE_LINK1"/></text:p>
      <text:p text:style-name="Body_20_Text_20_Cont">My guess is that you wrote your program a little differently than how I wrote mine<text:change-start text:change-id="ct1250949916"/>, or perhaps you wrote it very differently<text:change-end text:change-id="ct1250949916"/>. That’s okay. Most likely, you used a hardcoded string for the table rule (the line that separates the header from the table), or you used a <text:span text:style-name="Code_20_Inline">for</text:span> loop. I used I/O formatting just to show you what is possible. Printing an empty string with a non-zero field width is a quick and easy way to print a repetition of a single character.</text:p>
      <text:p text:style-name="Body_20_Text">Another new feature I threw in for good luck is the <text:span text:style-name="Code_20_Inline">const</text:span> keyword. Use this keyword in a de<text:change-start text:change-id="ct1233324796"/>fini<text:change-end text:change-id="ct1233324796"/><text:change text:change-id="ct1251213564"/>tion to de<text:change text:change-id="ct1250976800"/><text:change-start text:change-id="ct1251092680"/>fin<text:change-end text:change-id="ct1251092680"/>e the object as a constant instead of a variable<text:hidden-text text:condition="ooow:comment == 1" text:string-value="One use of this keyword is to make a declaration into a definition of a constant."/>. The compiler makes sure you do not accidentally assign anything to the object. As you know, named constants make programs easier to read and understand tha<text:change-start text:change-id="ct1249316888"/>n<text:change-end text:change-id="ct1249316888"/><text:change text:change-id="ct1233324124"/> littering the source code with numbers.</text:p>
      <text:p text:style-name="Body_20_Text">Loops sure are fun! What data structure do you think of first when you think of loops? I hope you picked arrays because that is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8 - Formatted Output</dc:title>
    <dc:subject>Exploring C++</dc:subject>
    <meta:initial-creator>Ray Lischner</meta:initial-creator>
    <meta:creation-date>2006-03-30T10:01:31</meta:creation-date>
    <dc:creator>Ray Lischner</dc:creator>
    <dc:date>2006-09-20T14:53:52</dc:date>
    <dc:language>en-US</dc:language>
    <meta:editing-cycles>76</meta:editing-cycles>
    <meta:editing-duration>PT6H30M48S</meta:editing-duration>
    <meta:user-defined meta:name="codex-configfile">apress-cpp-dox.xml</meta:user-defined>
    <meta:user-defined meta:name="codex-chapter-number">8</meta:user-defined>
    <meta:user-defined meta:name="codex-doxygen"/>
    <meta:user-defined meta:name="Info 4"/>
    <meta:document-statistic meta:table-count="0" meta:image-count="0" meta:object-count="0" meta:page-count="9" meta:paragraph-count="277" meta:word-count="2710" meta:character-count="16059"/>
  </office:meta>
</office:document-meta>
</file>